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cio Valente</text:p>
      <text:p text:style-name="Body_20_Text.subtitle">Desenvolvedor Frontend | Frontend Developer | Software Developer</text:p>
      <text:p text:style-name="Body_20_Text.contact"><text:a xlink:type="simple" xlink:href="mailto:eric.melv42@gmail.com" text:style-name="Internet_20_link" text:visited-style-name="Visited_20_Internet_20_Link">eric.melv42@gmail.com</text:a> | (92) 99514-4499 | Itacoatiara, Amazonas, Brasil<text:line-break/><text:a xlink:type="simple" xlink:href="https://www.linkedin.com/in/marcioericlvalente" text:style-name="Internet_20_link" text:visited-style-name="Visited_20_Internet_20_Link">linkedin.com/in/marcioericlvalente</text:a> | <text:a xlink:type="simple" xlink:href="https://www.github.com/mericxy" text:style-name="Internet_20_link" text:visited-style-name="Visited_20_Internet_20_Link">github.com/mericxy</text:a> </text:p>
      <text:h text:style-name="Heading_20_2" text:outline-level="2">Resumo Profissional</text:h>
      <text:p text:style-name="Text_20_body">Desenvolvedor frontend e estudante de Engenharia de Software com experiência em projeto de pesquisa Motorola/UFAM, construindo dashboards e interfaces para visualização de dados reais com React, FastAPI, Django, Apache ECharts e Highcharts. Atuação prática em integração de APIs REST, aplicações orientadas a dados e entregas semanais em equipe ágil.</text:p>
      <text:h text:style-name="Heading_20_2" text:outline-level="2">Competências Técnicas</text:h>
      <text:p text:style-name="Text_20_body"><text:span text:style-name="Strong_20_Emphasis">Frontend:</text:span> JavaScript, TypeScript, HTML5, CSS3, React, React Hooks, componentes funcionais, Vite, Tailwind CSS, Figma.</text:p>
      <text:p text:style-name="Text_20_body"><text:span text:style-name="Strong_20_Emphasis">Visualização de dados:</text:span> Apache ECharts, Highcharts, dashboards, gráficos interativos e interfaces para análise de dados.</text:p>
      <text:p text:style-name="Text_20_body"><text:span text:style-name="Strong_20_Emphasis">Backend e APIs:</text:span> Python, FastAPI, Django, Node.js, NestJS, PostgreSQL, consumo e integração de APIs REST.</text:p>
      <text:p text:style-name="Text_20_body"><text:span text:style-name="Strong_20_Emphasis">Ferramentas e práticas:</text:span> Docker, Git, GitHub, GitHub Actions, documentação, organização de tarefas, trabalho em equipe ágil e entregas incrementais.</text:p>
      <text:h text:style-name="Heading_20_2" text:outline-level="2">Experiência Profissional</text:h>
      <text:p text:style-name="Body_20_Text.item-title">Frontend Developer | Mai/2025 - Presente</text:p>
      <text:p text:style-name="Body_20_Text.item-meta">MOB4AI | Projeto de pesquisa Motorola/UFAM | Itacoatiara, Amazonas</text:p>
      <text:list text:style-name="L1">
        <text:list-item>
          <text:p text:style-name="P2">Desenvolvi interfaces interativas com React para visualização de dados reais em projeto de pesquisa em parceria entre Motorola e UFAM. </text:p>
        </text:list-item>
        <text:list-item>
          <text:p text:style-name="P2">Integrei APIs REST com Django e FastAPI, reduzindo em ~20% o tempo percebido de carregamento nas consultas de dados. </text:p>
        </text:list-item>
        <text:list-item>
          <text:p text:style-name="P2">Construí funcionalidades orientadas a dados usando bibliotecas de visualização como Apache ECharts e Highcharts. </text:p>
        </text:list-item>
        <text:list-item>
          <text:p text:style-name="P3">Colaborei em equipe ágil, entregando funcionalidades em ciclos semanais e mantendo comunicação constante sobre evolução, bloqueios e prioridades. </text:p>
        </text:list-item>
      </text:list>
      <text:p text:style-name="Body_20_Text.item-title">Estagiário | Nov/2024 - Mai/2025</text:p>
      <text:p text:style-name="Body_20_Text.item-meta">CETAM | Itacoatiara, Amazonas</text:p>
      <text:list text:style-name="L2">
        <text:list-item>
          <text:p text:style-name="P4">Prestei apoio técnico e administrativo em ambiente corporativo, desenvolvendo organização, comunicação, resolução de problemas operacionais e adaptação a rotinas profissionais. </text:p>
        </text:list-item>
      </text:list>
      <text:h text:style-name="Heading_20_2" text:outline-level="2">Projetos</text:h>
      <text:p text:style-name="Body_20_Text.item-title">ReservaUFAM | <text:a xlink:type="simple" xlink:href="https://github.com/mericxy/ReservaUFAM" text:style-name="Internet_20_link" text:visited-style-name="Visited_20_Internet_20_Link">github.com/mericxy/ReservaUFAM</text:a></text:p>
      <text:p text:style-name="Body_20_Text.item-meta">Docker, Python, Django, PostgreSQL, React, Tailwind CSS, Vite</text:p>
      <text:p text:style-name="Text_20_body">Sistema web acadêmico desenvolvido para disciplinas da UFAM para centralizar reservas de recursos institucionais, com autenticação JWT, perfis de usuário, workflow de aprovação, notificações por e-mail, dashboard administrativo e validação de conflitos de horário.</text:p>
      <text:p text:style-name="Body_20_Text.item-title">NAVIR Web | <text:a xlink:type="simple" xlink:href="https://github.com/navir-ufam/NAVIR-Web" text:style-name="Internet_20_link" text:visited-style-name="Visited_20_Internet_20_Link">github.com/navir-ufam/NAVIR-Web</text:a></text:p>
      <text:p text:style-name="Body_20_Text.item-meta">React, TypeScript, Vite, NestJS, PostgreSQL</text:p>
      <text:p text:style-name="Text_20_body">Sistema interno desenvolvido para o laboratório NAVIR da UFAM. Atuo como tech lead no desenvolvimento de módulos para usuários, projetos acadêmicos, controle de acesso, dispositivos WiFi, classificação acadêmica automática, dashboards e relatórios administrativos.</text:p>
      <text:p text:style-name="Body_20_Text.item-title">Bingole | <text:a xlink:type="simple" xlink:href="https://github.com/mericxy/bingole" text:style-name="Internet_20_link" text:visited-style-name="Visited_20_Internet_20_Link">github.com/mericxy/bingole</text:a> | <text:a xlink:type="simple" xlink:href="https://mericxy.github.io/bingole/" text:style-name="Internet_20_link" text:visited-style-name="Visited_20_Internet_20_Link">mericxy.github.io/bingole</text:a></text:p>
      <text:p text:style-name="Body_20_Text.item-meta">React, Vite, JavaScript, Tailwind CSS, GitHub Pages, GitHub Actions</text:p>
      <text:p text:style-name="Text_20_body">Aplicação de bingo publicada no GitHub Pages para praticar deploy e automação, com sorteio aleatório, histórico ordenado, destaque dos últimos números, estado de loading e layout responsivo.</text:p>
      <text:h text:style-name="Heading_20_2" text:outline-level="2">Educação</text:h>
      <text:p text:style-name="Body_20_Text.item-title">Bacharelado em Engenharia de Software | Dez/2022 - Presente</text:p>
      <text:p text:style-name="Body_20_Text.item-meta">Universidade Federal do Amazonas | Itacoatiara, Amazonas</text:p>
      <text:h text:style-name="Heading_20_2" text:outline-level="2">Idiomas</text:h>
      <text:p text:style-name="Text_20_body">Português: Nativo</text:p>
      <text:p text:style-name="Text_20_body">Inglês: Avançad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Noto Serif CJK SC" style:font-size-asian="12pt" style:language-asian="zh" style:country-asian="CN" style:font-name-complex="Noto Sans Devanagari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543in" fo:margin-right="0.3543in" fo:margin-top="0.3543in" fo:margin-bottom="0.3543in" style:contextual-spacing="false" fo:line-height="132%"/>
      <style:text-properties fo:color="#333333" loext:opacity="100%" style:font-name="Arial" fo:font-family="Arial, Helvetica, sans-serif" fo:font-size="10.5pt" style:font-name-asian="Arial" style:font-family-asian="Arial, Helvetica, sans-serif" style:font-size-asian="10.5pt" style:font-name-complex="Arial" style:font-family-complex="Arial, Helvetica, sans-serif" style:font-size-complex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ing_20_1" style:display-name="Heading 1" style:family="paragraph" style:parent-style-name="Heading" style:next-style-name="Text_20_body" style:class="chapter">
      <style:paragraph-properties fo:margin-top="0.1665in" fo:margin-bottom="0.0209in" style:contextual-spacing="false"/>
      <style:text-properties fo:color="#333333" loext:opacity="100%" fo:font-size="20pt" fo:font-weight="bold" style:font-size-asian="20pt" style:font-weight-asian="bold" style:font-size-complex="2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Text_20_body" style:display-name="Text body" style:family="paragraph" style:parent-style-name="Standard" style:class="text">
      <style:paragraph-properties fo:margin-top="0in" fo:margin-bottom="0.052in" style:contextual-spacing="false"/>
    </style:style>
    <style:style style:name="Heading" style:family="paragraph" style:parent-style-name="Standard" style:next-style-name="Text_20_body" style:class="chapter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left="0.1354in" fo:margin-right="0.1354in" fo:margin-top="0.1354in" fo:margin-bottom="0.0626in" style:contextual-spacing="false" fo:padding-left="0in" fo:padding-right="0in" fo:padding-top="0in" fo:padding-bottom="0.0209in" fo:border-left="none" fo:border-right="none" fo:border-top="none" fo:border-bottom="0.06pt solid #1f4e79"/>
      <style:text-properties fo:color="#1f4e79" loext:opacity="100%" style:font-name="Liberation Serif" fo:font-family="'Liberation Serif'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1" style:font-family-complex="'Noto Sans Devanagari'" style:font-family-generic-complex="system" style:font-pitch-complex="variable" style:font-size-complex="13pt" style:font-weight-complex="bold"/>
    </style:style>
    <style:style style:name="Body_20_Text.subtitle" style:display-name="Body Text.subtitle" style:family="paragraph" style:parent-style-name="Text_20_body">
      <style:paragraph-properties fo:margin-top="0in" fo:margin-bottom="0.0835in" style:contextual-spacing="false"/>
      <style:text-properties fo:font-size="12.5pt" style:font-size-asian="12.5pt" style:font-size-complex="12.5pt"/>
    </style:style>
    <style:style style:name="Body_20_Text.contact" style:display-name="Body Text.contact" style:family="paragraph" style:parent-style-name="Text_20_body">
      <style:paragraph-properties fo:margin-top="0in" fo:margin-bottom="0.1252in" style:contextual-spacing="false"/>
    </style:style>
    <style:style style:name="Body_20_Text.item-title" style:display-name="Body Text.item-title" style:family="paragraph" style:parent-style-name="Text_20_body">
      <style:paragraph-properties fo:margin-top="0.0626in" fo:margin-bottom="0.052in" style:contextual-spacing="false"/>
      <style:text-properties fo:font-weight="bold" style:font-weight-asian="bold" style:font-weight-complex="bold"/>
    </style:style>
    <style:style style:name="Body_20_Text.item-meta" style:display-name="Body Text.item-meta" style:family="paragraph" style:parent-style-name="Text_20_body">
      <style:paragraph-properties fo:margin-top="0in" fo:margin-bottom="0.0311in" style:contextual-spacing="false"/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1f4e79" loext:opacity="100%" style:text-line-through-style="none" style:text-line-through-type="none" style:text-underline-style="none" style:text-blinking="false" style:text-overline-style="none" style:text-overline-color="font-color"/>
    </style:style>
    <style:style style:name="Visited_20_Internet_20_Link" style:display-name="Visited Internet Link" style:family="text">
      <style:text-properties fo:color="#1f4e79" loext:opacity="100%" style:text-line-through-style="none" style:text-line-through-type="none" style:text-underline-style="none" style:text-blinking="false" style:text-overline-style="none" style:text-ov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rcio Valente - Curriculo</dc:title>
    <meta:document-statistic meta:table-count="0" meta:image-count="0" meta:object-count="0" meta:page-count="1" meta:paragraph-count="36" meta:word-count="410" meta:character-count="3178" meta:non-whitespace-character-count="2803"/>
    <meta:generator>LibreOffice/26.2.2.2$Linux_X86_64 LibreOffice_project/620$Build-2</meta:generator>
    <meta:user-defined meta:name=""/>
  </office:meta>
</office:document-meta>
</file>